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8.309cm" fo:margin-left="-0.265cm" table:align="left"/>
    </style:style>
    <style:style style:name="Tabela1.A" style:family="table-column">
      <style:table-column-properties style:column-width="4.53cm"/>
    </style:style>
    <style:style style:name="Tabela1.B" style:family="table-column">
      <style:table-column-properties style:column-width="4.868cm"/>
    </style:style>
    <style:style style:name="Tabela1.C" style:family="table-column">
      <style:table-column-properties style:column-width="4.593cm"/>
    </style:style>
    <style:style style:name="Tabela1.D" style:family="table-column">
      <style:table-column-properties style:column-width="4.318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officeooo:rsid="0012721b" officeooo:paragraph-rsid="0012721b" style:font-size-asian="18pt" style:font-size-complex="18pt"/>
    </style:style>
    <style:style style:name="P2" style:family="paragraph" style:parent-style-name="Standard">
      <style:text-properties style:font-name="Arial" officeooo:rsid="0012721b" officeooo:paragraph-rsid="0012721b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2721b" officeooo:paragraph-rsid="0012721b"/>
    </style:style>
    <style:style style:name="P4" style:family="paragraph" style:parent-style-name="Standard">
      <style:text-properties style:font-name="Arial" fo:font-size="14pt" fo:font-weight="bold" officeooo:rsid="0012721b" officeooo:paragraph-rsid="0012721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rsid="0012721b" officeooo:paragraph-rsid="0012721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officeooo:paragraph-rsid="0012721b"/>
    </style:style>
    <style:style style:name="P7" style:family="paragraph" style:parent-style-name="Standard">
      <style:text-properties fo:color="#000000" loext:opacity="100%" style:font-name="Arial" fo:font-size="12pt" fo:font-weight="normal" officeooo:paragraph-rsid="0012721b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weight="bold" officeooo:rsid="0012721b" officeooo:paragraph-rsid="0012721b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" officeooo:rsid="0012721b" officeooo:paragraph-rsid="0012721b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12721b" officeooo:paragraph-rsid="0012721b"/>
    </style:style>
    <style:style style:name="P11" style:family="paragraph" style:parent-style-name="Table_20_Contents">
      <style:paragraph-properties fo:text-align="justify" style:justify-single-word="false"/>
      <style:text-properties style:font-name="Arial"/>
    </style:style>
    <style:style style:name="P12" style:family="paragraph" style:parent-style-name="Table_20_Contents">
      <style:paragraph-properties fo:text-align="justify" style:justify-single-word="false"/>
      <style:text-properties style:font-name="Arial" officeooo:paragraph-rsid="0012721b"/>
    </style:style>
    <style:style style:name="P13" style:family="paragraph" style:parent-style-name="Text_20_body">
      <style:paragraph-properties fo:text-align="justify" style:justify-single-word="false"/>
      <style:text-properties style:font-name="Arial" officeooo:paragraph-rsid="0012721b"/>
    </style:style>
    <style:style style:name="T1" style:family="text">
      <style:text-properties officeooo:rsid="0012721b"/>
    </style:style>
    <style:style style:name="T2" style:family="text">
      <style:text-properties fo:font-variant="normal" fo:text-transform="none" fo:color="#212529" loext:opacity="100%" style:font-name="Lato" fo:font-size="8.39999961853027pt" fo:letter-spacing="normal" fo:font-style="normal" fo:font-weight="normal"/>
    </style:style>
    <style:style style:name="T3" style:family="text">
      <style:text-properties fo:font-variant="normal" fo:text-transform="none" fo:color="#212529" loext:opacity="100%" fo:font-size="8.39999961853027pt" fo:letter-spacing="normal" fo:font-style="normal" fo:font-weight="normal"/>
    </style:style>
    <style:style style:name="T4" style:family="text">
      <style:text-properties fo:font-variant="normal" fo:text-transform="none" fo:color="#212529" loext:opacity="100%" fo:letter-spacing="normal" fo:font-style="normal"/>
    </style:style>
    <style:style style:name="T5" style:family="text">
      <style:text-properties fo:font-variant="normal" fo:text-transform="none" fo:color="#212529" loext:opacity="100%" fo:letter-spacing="normal" fo:font-style="normal" fo:font-weight="normal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officeooo:rsid="0012f978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Plan EstiloDeep</text:p>
      <text:p text:style-name="P2"/>
      <text:p text:style-name="P4">1. Introdução</text:p>
      <text:p text:style-name="P2"/>
      <text:p text:style-name="P7"><text:span text:style-name="T1">EstiloDeep é um site de vendas especializado em peças de vestuário feminino, </text:span><text:span text:style-name="T6">a DEEP tem representantes nas principais capitais do Brasil e agora está presente no mundo virtual.</text:span> <text:span text:style-name="T1">Conta com funcionalidades de anúncios das peças, login, cadastro de clientes e compra de peças.</text:span></text:p>
      <text:p text:style-name="P6"/>
      <text:p text:style-name="P4">2. Arquitetura</text:p>
      <text:p text:style-name="P3"/>
      <text:p text:style-name="P3"/>
      <text:p text:style-name="P5">3. Funcionalidad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">FUNCIONALIDADES</text:p>
          </table:table-cell>
          <table:table-cell table:style-name="Tabela1.A1" office:value-type="string">
            <text:p text:style-name="P8">COMPORTAMENTO ESPERADO</text:p>
          </table:table-cell>
          <table:table-cell table:style-name="Tabela1.A1" office:value-type="string">
            <text:p text:style-name="P8">VERIFICAÇÕES</text:p>
          </table:table-cell>
          <table:table-cell table:style-name="Tabela1.D1" office:value-type="string">
            <text:p text:style-name="P8">CRITÉRIOS DE ACEITE</text:p>
          </table:table-cell>
        </table:table-row>
        <table:table-row>
          <table:table-cell table:style-name="Tabela1.A2" office:value-type="string">
            <text:p text:style-name="P9">Login</text:p>
          </table:table-cell>
          <table:table-cell table:style-name="Tabela1.A2" office:value-type="string">
            <text:p text:style-name="P13">O usuário deve ser capaz de inserir suas credenciais (como nome de usuário e senha) em um formulário de login.</text:p>
            <text:p text:style-name="P13">O sistema deve verificar as credenciais do usuário e autenticar sua identidade.</text:p>
            <text:p text:style-name="P13">Se as credenciais forem válidas, o sistema deve redirecionar o usuário para a página de destino apropriada.</text:p>
            <text:p text:style-name="P13">Se as credenciais forem inválidas, o sistema deve exibir uma mensagem de erro apropriada e permitir que o usuário tente novamente.</text:p>
            <text:p text:style-name="P11"/>
          </table:table-cell>
          <table:table-cell table:style-name="Tabela1.A2" office:value-type="string">
            <text:p text:style-name="P13">O sistema deve verificar se o usuário inseriu um nome de usuário e uma senha válidos.</text:p>
            <text:p text:style-name="P13">O sistema deve verificar se o nome de usuário e a senha correspondem a uma conta existente no sistema.</text:p>
            <text:p text:style-name="P13">O sistema deve verificar se o usuário tem as permissões apropriadas para acessar a página de destino.</text:p>
            <text:p text:style-name="P11"/>
          </table:table-cell>
          <table:table-cell table:style-name="Tabela1.D2" office:value-type="string">
            <text:p text:style-name="P13">O sistema deve ter uma política de senhas segura e exigir que os usuários criem senhas fortes.</text:p>
            <text:p text:style-name="P13">O sistema deve fornecer um recurso de redefinição de senha seguro e fácil de usar para os usuários que esquecerem suas senhas.</text:p>
            <text:p text:style-name="P13">O sistema deve manter um registro de tentativas de login malsucedidas e impedir que usuários mal-intencionados tentem acessar contas inválidas.</text:p>
            <text:p text:style-name="P13">O sistema deve garantir a privacidade e segurança das informações confidenciais do usuário, incluindo suas credenciais de <text:soft-page-break/>login.</text:p>
            <text:p text:style-name="P11"/>
          </table:table-cell>
        </table:table-row>
        <table:table-row>
          <table:table-cell table:style-name="Tabela1.A2" office:value-type="string">
            <text:p text:style-name="P9">Busca por produtos</text:p>
          </table:table-cell>
          <table:table-cell table:style-name="Tabela1.A2" office:value-type="string">
            <text:p text:style-name="P13">O usuário deve ser capaz de inserir um termo de pesquisa em um campo de pesquisa.</text:p>
            <text:p text:style-name="P13">O sistema deve analisar a entrada do usuário e procurar produtos que correspondam ao termo de pesquisa.</text:p>
            <text:p text:style-name="P13">O sistema deve exibir os resultados da pesquisa de maneira clara e fácil de entender para o usuário.</text:p>
            <text:p text:style-name="P13">O usuário deve ser capaz de refinar os resultados da pesquisa usando filtros ou outras opções de pesquisa avançada.</text:p>
            <text:p text:style-name="P11"/>
          </table:table-cell>
          <table:table-cell table:style-name="Tabela1.A2" office:value-type="string">
            <text:p text:style-name="P13">O sistema deve ser capaz de lidar com uma variedade de entradas de pesquisa, incluindo erros de digitação, sinônimos e variações de ortografia.</text:p>
            <text:p text:style-name="P13">O sistema deve ser capaz de lidar com grandes volumes de dados de produtos e fornecer resultados precisos e relevantes para o usuário.</text:p>
            <text:p text:style-name="P13">O sistema deve ser capaz de lidar com vários tipos de filtros e outras opções de pesquisa avançada e garantir que os resultados sejam precisos e relevantes para as opções selecionadas.</text:p>
            <text:p text:style-name="P11"/>
          </table:table-cell>
          <table:table-cell table:style-name="Tabela1.D2" office:value-type="string">
            <text:p text:style-name="P13">O sistema deve permitir que os usuários classifiquem os resultados da pesquisa por relevância, preço, avaliação ou outros critérios relevantes.</text:p>
            <text:p text:style-name="P13">O sistema deve fornecer sugestões de pesquisa relevantes para os usuários que inserirem termos de pesquisa inválidos ou imprecisos.</text:p>
            <text:p text:style-name="P13">O sistema deve ser capaz de lidar com pesquisas simultâneas e fornecer resultados precisos e relevantes para cada pesquisa em tempo hábil.</text:p>
            <text:p text:style-name="P13">O sistema deve garantir a privacidade e segurança das informações confidenciais do usuário, incluindo suas pesquisas e histórico de navegação.</text:p>
            <text:p text:style-name="P11"/>
          </table:table-cell>
        </table:table-row>
        <table:table-row>
          <table:table-cell table:style-name="Tabela1.A2" office:value-type="string">
            <text:p text:style-name="P9">Compra de produtos</text:p>
          </table:table-cell>
          <table:table-cell table:style-name="Tabela1.A2" office:value-type="string">
            <text:p text:style-name="P13">O usuário deve ser capaz de adicionar produtos ao carrinho de compras.</text:p>
            <text:p text:style-name="P13">O usuário deve ser capaz de visualizar o <text:soft-page-break/>carrinho de compras e editar sua seleção de produtos.</text:p>
            <text:p text:style-name="P13">O usuário deve ser capaz de selecionar um método de pagamento e concluir a compra.</text:p>
            <text:p text:style-name="P13"/>
            <text:p text:style-name="P13">O usuário deve receber uma confirmação de compra e um número de pedido após a conclusão da compra.</text:p>
            <text:p text:style-name="P11"/>
          </table:table-cell>
          <table:table-cell table:style-name="Tabela1.A2" office:value-type="string">
            <text:p text:style-name="P13">O sistema deve garantir que o preço e a disponibilidade dos produtos estejam atualizados e precisos.</text:p>
            <text:p text:style-name="P13">O sistema deve ser <text:soft-page-break/>capaz de lidar com diferentes métodos de pagamento e garantir que a transação seja segura e protegida.</text:p>
            <text:p text:style-name="P13">O sistema deve ser capaz de lidar com grandes volumes de transações de compra e fornecer feedback ao usuário em tempo hábil.</text:p>
            <text:p text:style-name="P11"/>
          </table:table-cell>
          <table:table-cell table:style-name="Tabela1.D2" office:value-type="string">
            <text:p text:style-name="P13">O sistema deve fornecer informações claras e detalhadas sobre as políticas de devolução e reembolso da loja.</text:p>
            <text:p text:style-name="P13"><text:soft-page-break/>O sistema deve ser capaz de lidar com descontos, códigos promocionais e outras ofertas especiais.</text:p>
            <text:p text:style-name="P13">O sistema deve permitir que o usuário veja o status do pedido em tempo real e receba atualizações regulares sobre o processo de envio.</text:p>
            <text:p text:style-name="P13">O sistema deve ser fácil de usar e permitir que os usuários concluam a compra com poucos cliques e sem problemas.</text:p>
            <text:p text:style-name="P11"/>
          </table:table-cell>
        </table:table-row>
      </table:table>
      <text:p text:style-name="P3"/>
      <text:p text:style-name="P3"/>
      <text:p text:style-name="P3"/>
      <text:p text:style-name="P3"/>
      <text:p text:style-name="P5">4. Casos de testes</text:p>
      <text:p text:style-name="P3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P10">Test Case</text:p>
          </table:table-cell>
          <table:covered-table-cell/>
        </table:table-row>
        <table:table-row>
          <table:table-cell table:style-name="Tabela2.A2" office:value-type="string">
            <text:p text:style-name="P9">ID</text:p>
          </table:table-cell>
          <table:table-cell table:style-name="Tabela2.B2" office:value-type="string">
            <text:p text:style-name="P9">TC01</text:p>
          </table:table-cell>
        </table:table-row>
        <table:table-row>
          <table:table-cell table:style-name="Tabela2.A2" office:value-type="string">
            <text:p text:style-name="P9">Nome</text:p>
          </table:table-cell>
          <table:table-cell table:style-name="Tabela2.B2" office:value-type="string">
            <text:p text:style-name="P9">Realizar login no site</text:p>
          </table:table-cell>
        </table:table-row>
        <table:table-row>
          <table:table-cell table:style-name="Tabela2.A2" office:value-type="string">
            <text:p text:style-name="P9">Ambiente</text:p>
          </table:table-cell>
          <table:table-cell table:style-name="Tabela2.B2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9">Ator</text:p>
          </table:table-cell>
          <table:table-cell table:style-name="Tabela2.B2" office:value-type="string">
            <text:p text:style-name="P9">Usuário</text:p>
          </table:table-cell>
        </table:table-row>
        <table:table-row>
          <table:table-cell table:style-name="Tabela2.A2" office:value-type="string">
            <text:p text:style-name="P9">Pré-condições</text:p>
          </table:table-cell>
          <table:table-cell table:style-name="Tabela2.B2" office:value-type="string">
            <text:p text:style-name="P9">Existir cliente já cadastrado</text:p>
          </table:table-cell>
        </table:table-row>
        <table:table-row>
          <table:table-cell table:style-name="Tabela2.A2" office:value-type="string">
            <text:p text:style-name="P9">Procedimentos</text:p>
          </table:table-cell>
          <table:table-cell table:style-name="Tabela2.B2" office:value-type="string">
            <text:p text:style-name="P9">1 – Clique em “Entrar”</text:p>
            <text:p text:style-name="P9">2 – Insira um e-mail válido</text:p>
            <text:p text:style-name="P9">3 – Insira uma senha válida</text:p>
            <text:p text:style-name="P9">4 – Resolva o “Captcha”</text:p>
            <text:p text:style-name="P9">5 – Clique em entrar</text:p>
          </table:table-cell>
        </table:table-row>
        <table:table-row>
          <table:table-cell table:style-name="Tabela2.A2" office:value-type="string">
            <text:p text:style-name="P9">Pós-condições</text:p>
          </table:table-cell>
          <table:table-cell table:style-name="Tabela2.B2" office:value-type="string">
            <text:p text:style-name="P9">O login deve ser bem-sucedido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ela3" table:style-name="Tabela3">
        <table:table-column table:style-name="Tabela3.A" table:number-columns-repeated="2"/>
        <text:soft-page-break/>
        <table:table-row>
          <table:table-cell table:style-name="Tabela3.A1" table:number-columns-spanned="2" office:value-type="string">
            <text:p text:style-name="P10">Test Case</text:p>
          </table:table-cell>
          <table:covered-table-cell/>
        </table:table-row>
        <table:table-row>
          <table:table-cell table:style-name="Tabela3.A2" office:value-type="string">
            <text:p text:style-name="P9">ID</text:p>
          </table:table-cell>
          <table:table-cell table:style-name="Tabela3.B2" office:value-type="string">
            <text:p text:style-name="P9">TC02</text:p>
          </table:table-cell>
        </table:table-row>
        <table:table-row>
          <table:table-cell table:style-name="Tabela3.A2" office:value-type="string">
            <text:p text:style-name="P9">Nome</text:p>
          </table:table-cell>
          <table:table-cell table:style-name="Tabela3.B2" office:value-type="string">
            <text:p text:style-name="P9">Busca por produtos</text:p>
          </table:table-cell>
        </table:table-row>
        <table:table-row>
          <table:table-cell table:style-name="Tabela3.A2" office:value-type="string">
            <text:p text:style-name="P9">Ambiente</text:p>
          </table:table-cell>
          <table:table-cell table:style-name="Tabela3.B2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9">Ator</text:p>
          </table:table-cell>
          <table:table-cell table:style-name="Tabela3.B2" office:value-type="string">
            <text:p text:style-name="P9">Usuário</text:p>
          </table:table-cell>
        </table:table-row>
        <table:table-row>
          <table:table-cell table:style-name="Tabela3.A2" office:value-type="string">
            <text:p text:style-name="P9">Pré-condições</text:p>
          </table:table-cell>
          <table:table-cell table:style-name="Tabela3.B2" office:value-type="string">
            <text:p text:style-name="P9">Existir produtos no catálogo</text:p>
          </table:table-cell>
        </table:table-row>
        <table:table-row>
          <table:table-cell table:style-name="Tabela3.A2" office:value-type="string">
            <text:p text:style-name="P9">Procedimentos</text:p>
          </table:table-cell>
          <table:table-cell table:style-name="Tabela3.B2" office:value-type="string">
            <text:p text:style-name="P9">1 – Clique no campo “Buscar”</text:p>
            <text:p text:style-name="P9">2 – Insira sua busca</text:p>
            <text:p text:style-name="P9">3 – clique no produto desejado</text:p>
          </table:table-cell>
        </table:table-row>
        <table:table-row>
          <table:table-cell table:style-name="Tabela3.A2" office:value-type="string">
            <text:p text:style-name="P9">Pós-condições</text:p>
          </table:table-cell>
          <table:table-cell table:style-name="Tabela3.B2" office:value-type="string">
            <text:p text:style-name="P9">O site deve exibir os resultados da busca</text:p>
          </table:table-cell>
        </table:table-row>
      </table:table>
      <text:p text:style-name="P6"/>
      <text:p text:style-name="P6"/>
      <text:p text:style-name="P6"/>
      <table:table table:name="Tabela4" table:style-name="Tabela4">
        <table:table-column table:style-name="Tabela4.A" table:number-columns-repeated="2"/>
        <table:table-row>
          <table:table-cell table:style-name="Tabela4.A1" table:number-columns-spanned="2" office:value-type="string">
            <text:p text:style-name="P10">Test Case</text:p>
          </table:table-cell>
          <table:covered-table-cell/>
        </table:table-row>
        <table:table-row>
          <table:table-cell table:style-name="Tabela4.A2" office:value-type="string">
            <text:p text:style-name="P9">ID</text:p>
          </table:table-cell>
          <table:table-cell table:style-name="Tabela4.B2" office:value-type="string">
            <text:p text:style-name="P9">TC03</text:p>
          </table:table-cell>
        </table:table-row>
        <table:table-row>
          <table:table-cell table:style-name="Tabela4.A2" office:value-type="string">
            <text:p text:style-name="P9">Nome</text:p>
          </table:table-cell>
          <table:table-cell table:style-name="Tabela4.B2" office:value-type="string">
            <text:p text:style-name="P9">Compra de produtos</text:p>
          </table:table-cell>
        </table:table-row>
        <table:table-row>
          <table:table-cell table:style-name="Tabela4.A2" office:value-type="string">
            <text:p text:style-name="P9">Ambiente</text:p>
          </table:table-cell>
          <table:table-cell table:style-name="Tabela4.B2" office:value-type="string">
            <text:p text:style-name="P12"/>
          </table:table-cell>
        </table:table-row>
        <table:table-row>
          <table:table-cell table:style-name="Tabela4.A2" office:value-type="string">
            <text:p text:style-name="P9">Ator</text:p>
          </table:table-cell>
          <table:table-cell table:style-name="Tabela4.B2" office:value-type="string">
            <text:p text:style-name="P9">Usuário</text:p>
          </table:table-cell>
        </table:table-row>
        <table:table-row>
          <table:table-cell table:style-name="Tabela4.A2" office:value-type="string">
            <text:p text:style-name="P9">Pré-condições</text:p>
          </table:table-cell>
          <table:table-cell table:style-name="Tabela4.B2" office:value-type="string">
            <text:p text:style-name="P9">O produto deve estar disponível</text:p>
          </table:table-cell>
        </table:table-row>
        <table:table-row>
          <table:table-cell table:style-name="Tabela4.A2" office:value-type="string">
            <text:p text:style-name="P9">Procedimentos</text:p>
          </table:table-cell>
          <table:table-cell table:style-name="Tabela4.B2" office:value-type="string">
            <text:p text:style-name="P9">1 – Clique no produto desejado</text:p>
            <text:p text:style-name="P9">2 – Selecione o tamanho</text:p>
            <text:p text:style-name="P9">3 – Selecione a cor</text:p>
            <text:p text:style-name="P9">4 – Selecione a quantidade</text:p>
            <text:p text:style-name="P9">5 – Clique em comprar</text:p>
            <text:p text:style-name="P9">6 – Escolha o método de pagamento</text:p>
            <text:p text:style-name="P9">7 – Escolha o endereço de entrega</text:p>
            <text:p text:style-name="P9">8 – Finalize a compra;</text:p>
          </table:table-cell>
        </table:table-row>
        <table:table-row>
          <table:table-cell table:style-name="Tabela4.A2" office:value-type="string">
            <text:p text:style-name="P9">Pós-condições</text:p>
          </table:table-cell>
          <table:table-cell table:style-name="Tabela4.B2" office:value-type="string">
            <text:p text:style-name="P9">A compra deve ser finalizada</text:p>
          </table:table-cell>
        </table:table-row>
      </table:table>
      <text:p text:style-name="P6"/>
      <text:p text:style-name="P4"><text:span text:style-name="T7">5</text:span>. Sugestões de melhorias</text:p>
      <text:p text:style-name="P2"/>
      <text:p text:style-name="P2"><text:span text:style-name="T8">Layout</text:span>: </text:p>
      <text:p text:style-name="P2">- Quando a tela é redimensionada, os itens do site não deveriam ficar sobrepostos e fora de proporção; </text:p>
      <text:p text:style-name="P2">- A visualização no Computador deveria ser tão otimizada quanto em dispositivos mobile;</text:p>
      <text:p text:style-name="P2">- O menu lateral poderia ficar em destaque em relação ao restante da página;</text:p>
      <text:p text:style-name="P2">- A barra de busca deveria ser maior e permitir a visualização correta do que está sendo digitado;</text:p>
      <text:p text:style-name="P2"/>
      <text:p text:style-name="P2"><text:span text:style-name="T8">Otimização</text:span>:</text:p>
      <text:p text:style-name="P2">- O site deve inicializar mais rápido;</text:p>
      <text:p text:style-name="P2">- As imagens devem carregar mais rápido;</text:p>
      <text:p text:style-name="P2">- As informações de algumas páginas precisam carregar em uma ordem mais eficiente (em alguns casos, as opções de cores de determinada peça carregam completamente antes de minimizar e mostrar o produto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1:58:29.766000000</meta:creation-date>
    <dc:date>2023-03-27T23:33:11.452000000</dc:date>
    <meta:editing-duration>PT1H34M42S</meta:editing-duration>
    <meta:editing-cycles>2</meta:editing-cycles>
    <meta:generator>LibreOffice/7.4.2.3$Windows_X86_64 LibreOffice_project/382eef1f22670f7f4118c8c2dd222ec7ad009daf</meta:generator>
    <meta:document-statistic meta:table-count="4" meta:image-count="0" meta:object-count="0" meta:page-count="4" meta:paragraph-count="111" meta:word-count="956" meta:character-count="5791" meta:non-whitespace-character-count="4928"/>
  </office:meta>
</office:document-meta>
</file>